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order-bottom="0.74pt solid #000000" fo:background-color="#004d8a" style:diagonal-bl-tr="none" style:diagonal-tl-br="none" style:text-align-source="fix" style:repeat-content="false" fo:wrap-option="no-wrap" fo:border-left="0.74pt solid #000000" style:direction="ltr" fo:border-right="0.74pt solid #ffffff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fo:border-bottom="0.74pt solid #ffffff" fo:background-color="#d6dce5" style:cell-protect="none" style:print-content="tru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d6dce5" style:cell-protect="none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d6dce5" style:cell-protect="none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0.74pt solid #000000" fo:background-color="#004d8a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fo:border-bottom="0.74pt solid #ffffff" fo:background-color="#d6dce5" style:cell-protect="none" style:print-content="tru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order-bottom="0.74pt solid #ffffff" fo:background-color="#d6dce5" style:cell-protect="protected" style:print-content="tru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0.74pt solid #000000" fo:background-color="#004d8a" style:diagonal-bl-tr="none" style:diagonal-tl-br="none" style:text-align-source="fix" style:repeat-content="false" fo:wrap-option="no-wrap" fo:border-left="0.74pt solid #ffffff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ffffff" fo:background-color="#d6dce5" style:cell-protect="none" style:print-content="tru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#REF!.$C$7:.$C$16])" table:allow-empty-cell="true" table:display-list="unsorted" table:base-cell-address="Sheet1.U16">
          <table:help-message table:display="true"/>
          <table:error-message table:message-type="stop" table:display="true"/>
        </table:content-validation>
        <table:content-validation table:name="val2" table:condition="of:cell-content-is-in-list([$#REF!.$C$20:.$C$29])" table:allow-empty-cell="true" table:display-list="unsorted" table:base-cell-address="Sheet1.AG16">
          <table:help-message table:display="true"/>
          <table:error-message table:message-type="stop" table:display="true"/>
        </table:content-validation>
        <table:content-validation table:name="val3" table:condition="of:cell-content-is-in-list([$#REF!.$C$33:.$C$42])" table:allow-empty-cell="true" table:display-list="unsorted" table:base-cell-address="Sheet1.AS16">
          <table:help-message table:display="true"/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6" table:default-cell-style-name="ce4"/>
        <table:table-column table:style-name="co1" table:number-columns-repeated="43" table:default-cell-style-name="ce5"/>
        <table:table-column table:style-name="co1" table:number-columns-repeated="5" table:default-cell-style-name="ce10"/>
        <table:table-column table:style-name="co1" table:number-columns-repeated="14" table:default-cell-style-name="ce6"/>
        <table:table-row table:style-name="ro1">
          <table:table-cell table:style-name="ce2" office:value-type="string" calcext:value-type="string" table:number-columns-spanned="13" table:number-rows-spanned="1">
            <text:p>Foco da Análise</text:p>
          </table:table-cell>
          <table:covered-table-cell table:number-columns-repeated="12" table:style-name="ce2"/>
          <table:table-cell table:style-name="ce7" office:value-type="string" calcext:value-type="string" table:number-columns-spanned="36" table:number-rows-spanned="1">
            <text:p>Analise das Falhas</text:p>
          </table:table-cell>
          <table:covered-table-cell table:number-columns-repeated="35" table:style-name="ce7"/>
          <table:table-cell table:style-name="ce7" office:value-type="string" calcext:value-type="string" table:number-columns-spanned="5" table:number-rows-spanned="1">
            <text:p>Indices</text:p>
          </table:table-cell>
          <table:covered-table-cell table:number-columns-repeated="4" table:style-name="ce7"/>
          <table:table-cell table:style-name="ce11" office:value-type="string" calcext:value-type="string" table:number-columns-spanned="14" table:number-rows-spanned="1">
            <text:p>Plano de Ação</text:p>
          </table:table-cell>
          <table:covered-table-cell table:number-columns-repeated="13" table:style-name="ce11"/>
        </table:table-row>
        <table:table-row table:style-name="ro2">
          <table:table-cell table:style-name="ce3" office:value-type="string" calcext:value-type="string" table:number-columns-spanned="6" table:number-rows-spanned="1">
            <text:p>Equipamento</text:p>
          </table:table-cell>
          <table:covered-table-cell table:number-columns-repeated="5" table:style-name="ce3"/>
          <table:table-cell table:style-name="ce3" office:value-type="string" calcext:value-type="string" table:number-columns-spanned="7" table:number-rows-spanned="1">
            <text:p>Componente</text:p>
          </table:table-cell>
          <table:covered-table-cell table:number-columns-repeated="6" table:style-name="ce3"/>
          <table:table-cell table:style-name="ce3" office:value-type="string" calcext:value-type="string" table:number-columns-spanned="6" table:number-rows-spanned="1">
            <text:p>Falha</text:p>
          </table:table-cell>
          <table:covered-table-cell table:number-columns-repeated="5" table:style-name="ce3"/>
          <table:table-cell table:style-name="ce8" office:value-type="string" calcext:value-type="string" table:number-columns-spanned="6" table:number-rows-spanned="1">
            <text:p>Parâmetro da Ocorrência</text:p>
          </table:table-cell>
          <table:covered-table-cell table:number-columns-repeated="5" table:style-name="ce8"/>
          <table:table-cell table:style-name="ce3" office:value-type="string" calcext:value-type="string" table:number-columns-spanned="6" table:number-rows-spanned="1">
            <text:p>Modo de Falha</text:p>
          </table:table-cell>
          <table:covered-table-cell table:number-columns-repeated="5" table:style-name="ce3"/>
          <table:table-cell table:style-name="ce8" office:value-type="string" calcext:value-type="string" table:number-columns-spanned="6" table:number-rows-spanned="1">
            <text:p>Parâmetro da Detecção</text:p>
          </table:table-cell>
          <table:covered-table-cell table:number-columns-repeated="5" table:style-name="ce8"/>
          <table:table-cell table:style-name="ce3" office:value-type="string" calcext:value-type="string" table:number-columns-spanned="6" table:number-rows-spanned="1">
            <text:p>Efeito </text:p>
          </table:table-cell>
          <table:covered-table-cell table:number-columns-repeated="5" table:style-name="ce3"/>
          <table:table-cell table:style-name="ce8" office:value-type="string" calcext:value-type="string" table:number-columns-spanned="6" table:number-rows-spanned="1">
            <text:p>Parâmetro da Severidade</text:p>
          </table:table-cell>
          <table:covered-table-cell table:number-columns-repeated="5" table:style-name="ce8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 table:number-columns-spanned="2" table:number-rows-spanned="1">
            <text:p>RPN</text:p>
          </table:table-cell>
          <table:covered-table-cell table:style-name="ce3"/>
          <table:table-cell table:style-name="ce3" office:value-type="string" calcext:value-type="string" table:number-columns-spanned="7" table:number-rows-spanned="1">
            <text:p>Ação</text:p>
          </table:table-cell>
          <table:covered-table-cell table:number-columns-repeated="6" table:style-name="ce3"/>
          <table:table-cell table:style-name="ce3" office:value-type="string" calcext:value-type="string" table:number-columns-spanned="3" table:number-rows-spanned="1">
            <text:p>Prazo</text:p>
          </table:table-cell>
          <table:covered-table-cell table:number-columns-repeated="2" table:style-name="ce3"/>
          <table:table-cell table:style-name="ce3" office:value-type="string" calcext:value-type="string" table:number-columns-spanned="4" table:number-rows-spanned="1">
            <text:p>Resp.</text:p>
          </table:table-cell>
          <table:covered-table-cell table:number-columns-repeated="3" table:style-name="ce3"/>
        </table:table-row>
        <table:table-row table:style-name="ro3">
          <table:table-cell office:value-type="string" calcext:value-type="string" table:number-columns-spanned="6" table:number-rows-spanned="11">
            <text:p>Motor</text:p>
          </table:table-cell>
          <table:covered-table-cell table:number-columns-repeated="5"/>
          <table:table-cell table:style-name="ce4" office:value-type="string" calcext:value-type="string" table:number-columns-spanned="7" table:number-rows-spanned="3">
            <text:p>Rolamento</text:p>
          </table:table-cell>
          <table:covered-table-cell table:number-columns-repeated="6" table:style-name="ce4"/>
          <table:table-cell table:style-name="ce4" office:value-type="string" calcext:value-type="string" table:number-columns-spanned="6" table:number-rows-spanned="2">
            <text:p>Travamento</text:p>
          </table:table-cell>
          <table:covered-table-cell table:number-columns-repeated="5" table:style-name="ce4"/>
          <table:table-cell table:style-name="ce9" table:content-validation-name="val1" office:value-type="string" calcext:value-type="string" table:number-columns-spanned="6" table:number-rows-spanned="1">
            <text:p>A falha <text:s/>costuma ocorrer no máximo 1 vez por Mês</text:p>
          </table:table-cell>
          <table:covered-table-cell table:number-columns-repeated="5" table:style-name="ce9" table:content-validation-name="val1"/>
          <table:table-cell table:style-name="ce9" office:value-type="string" calcext:value-type="string" table:number-columns-spanned="6" table:number-rows-spanned="1">
            <text:p>Travamento do Eixo</text:p>
          </table:table-cell>
          <table:covered-table-cell table:number-columns-repeated="5" table:style-name="ce9"/>
          <table:table-cell table:content-validation-name="val2" office:value-type="string" calcext:value-type="string" table:number-columns-spanned="6" table:number-rows-spanned="1">
            <text:p>A falha pode ser detectada pelo mecânico apenas retirando partes móveis do equipamento.</text:p>
          </table:table-cell>
          <table:covered-table-cell table:number-columns-repeated="5"/>
          <table:table-cell office:value-type="string" calcext:value-type="string" table:number-columns-spanned="6" table:number-rows-spanned="1">
            <text:p>Paralisa a Produção por 5 horas</text:p>
          </table:table-cell>
          <table:covered-table-cell table:number-columns-repeated="5"/>
          <table:table-cell table:content-validation-name="val3" office:value-type="string" calcext:value-type="string" table:number-columns-spanned="6" table:number-rows-spanned="1">
            <text:p>Caso a falha ocorra, pode paralisar o equipamento, o processo e a produção como um todo, de maneira recuperável</text:p>
          </table:table-cell>
          <table:covered-table-cell table:number-columns-repeated="5"/>
          <table:table-cell table:formula="of:=IFERROR(VLOOKUP([.T3];['file:///home/thiago/Downloads/Planilha%20FMEA.xlsx'#$Tabelas.$C$6:.$D$16];2;0);&quot;&quot;)" office:value-type="float" office:value="6" calcext:value-type="float">
            <text:p>6</text:p>
          </table:table-cell>
          <table:table-cell table:formula="of:=IFERROR(VLOOKUP([.AF3];['file:///home/thiago/Downloads/Planilha%20FMEA.xlsx'#$Tabelas.$C$19:.$D$29];2;0);&quot;&quot;)" office:value-type="float" office:value="6" calcext:value-type="float">
            <text:p>6</text:p>
          </table:table-cell>
          <table:table-cell table:formula="of:=IFERROR(VLOOKUP([.AR3];['file:///home/thiago/Downloads/Planilha%20FMEA.xlsx'#$Tabelas.$C$32:.$D$42];2;0);&quot;&quot;)" office:value-type="float" office:value="5" calcext:value-type="float">
            <text:p>5</text:p>
          </table:table-cell>
          <table:table-cell table:formula="of:=IFERROR([.AX3]*[.AY3]*[.AZ3];&quot;&quot;)" office:value-type="float" office:value="180" calcext:value-type="float" table:number-columns-spanned="2" table:number-rows-spanned="1">
            <text:p>180</text:p>
          </table:table-cell>
          <table:covered-table-cell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4" table:number-rows-spanned="1"/>
          <table:covered-table-cell table:number-columns-repeated="3" table:style-name="ce12"/>
        </table:table-row>
        <table:table-row table:style-name="ro4">
          <table:covered-table-cell table:number-columns-repeated="6"/>
          <table:covered-table-cell table:number-columns-repeated="13" table:style-name="ce4"/>
          <table:table-cell table:content-validation-name="val1" office:value-type="string" calcext:value-type="string" table:number-columns-spanned="6" table:number-rows-spanned="1">
            <text:p>A falha <text:s/>costuma ocorrer no máximo 1 vez por Mês</text:p>
          </table:table-cell>
          <table:covered-table-cell table:number-columns-repeated="5" table:content-validation-name="val1"/>
          <table:table-cell office:value-type="string" calcext:value-type="string" table:number-columns-spanned="6" table:number-rows-spanned="1">
            <text:p>Elevação da Temperatura</text:p>
          </table:table-cell>
          <table:covered-table-cell table:number-columns-repeated="5"/>
          <table:table-cell table:content-validation-name="val2" office:value-type="string" calcext:value-type="string" table:number-columns-spanned="6" table:number-rows-spanned="1">
            <text:p>A falha pode ser detectada pelo mecânico apenas retirando uma parte fixa do equipamento.</text:p>
          </table:table-cell>
          <table:covered-table-cell table:number-columns-repeated="5" table:content-validation-name="val2"/>
          <table:table-cell office:value-type="string" calcext:value-type="string" table:number-columns-spanned="6" table:number-rows-spanned="1">
            <text:p>Paralisa a Produção por 10 horas</text:p>
          </table:table-cell>
          <table:covered-table-cell table:number-columns-repeated="5"/>
          <table:table-cell table:content-validation-name="val3" office:value-type="string" calcext:value-type="string" table:number-columns-spanned="6" table:number-rows-spanned="1">
            <text:p>Caso a falha ocorra, pode paralisar o equipamento, o processo e a produção como um todo, causando lucro cessante irrecuperável.</text:p>
          </table:table-cell>
          <table:covered-table-cell table:number-columns-repeated="5" table:content-validation-name="val3"/>
          <table:table-cell table:formula="of:=IFERROR(VLOOKUP([.T4];['file:///home/thiago/Downloads/Planilha%20FMEA.xlsx'#$Tabelas.$C$6:.$D$16];2;0);&quot;&quot;)" office:value-type="float" office:value="6" calcext:value-type="float">
            <text:p>6</text:p>
          </table:table-cell>
          <table:table-cell table:formula="of:=IFERROR(VLOOKUP([.AF4];['file:///home/thiago/Downloads/Planilha%20FMEA.xlsx'#$Tabelas.$C$19:.$D$29];2;0);&quot;&quot;)" office:value-type="float" office:value="7" calcext:value-type="float">
            <text:p>7</text:p>
          </table:table-cell>
          <table:table-cell table:formula="of:=IFERROR(VLOOKUP([.AR4];['file:///home/thiago/Downloads/Planilha%20FMEA.xlsx'#$Tabelas.$C$32:.$D$42];2;0);&quot;&quot;)" office:value-type="float" office:value="8" calcext:value-type="float">
            <text:p>8</text:p>
          </table:table-cell>
          <table:table-cell table:formula="of:=IFERROR([.AX4]*[.AY4]*[.AZ4];&quot;&quot;)" office:value-type="float" office:value="336" calcext:value-type="float" table:number-columns-spanned="2" table:number-rows-spanned="1">
            <text:p>336</text:p>
          </table:table-cell>
          <table:covered-table-cell/>
          <table:table-cell table:number-columns-spanned="7" table:number-rows-spanned="1"/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</table:table-row>
        <table:table-row table:style-name="ro3">
          <table:covered-table-cell table:number-columns-repeated="6"/>
          <table:covered-table-cell table:number-columns-repeated="7" table:style-name="ce4"/>
          <table:table-cell office:value-type="string" calcext:value-type="string" table:number-columns-spanned="6" table:number-rows-spanned="1">
            <text:p>Fissura na Pista</text:p>
          </table:table-cell>
          <table:covered-table-cell table:number-columns-repeated="5"/>
          <table:table-cell table:content-validation-name="val1" office:value-type="string" calcext:value-type="string" table:number-columns-spanned="6" table:number-rows-spanned="1">
            <text:p>A falha <text:s/>costuma ocorrer no máximo 1 vez por Semestre.</text:p>
          </table:table-cell>
          <table:covered-table-cell table:number-columns-repeated="5" table:content-validation-name="val1"/>
          <table:table-cell office:value-type="string" calcext:value-type="string" table:number-columns-spanned="6" table:number-rows-spanned="1">
            <text:p>Aumento Particulas Oleo</text:p>
          </table:table-cell>
          <table:covered-table-cell table:number-columns-repeated="5"/>
          <table:table-cell table:content-validation-name="val2" office:value-type="string" calcext:value-type="string" table:number-columns-spanned="6" table:number-rows-spanned="1">
            <text:p>A falha é facilmente detectada pelo mecânico pois faz parte de sua rotina conferir o equipamento com instrumento.</text:p>
          </table:table-cell>
          <table:covered-table-cell table:number-columns-repeated="5" table:content-validation-name="val2"/>
          <table:table-cell office:value-type="string" calcext:value-type="string" table:number-columns-spanned="6" table:number-rows-spanned="1">
            <text:p>Não causa Efeito imediato no processo produtivo</text:p>
          </table:table-cell>
          <table:covered-table-cell table:number-columns-repeated="5"/>
          <table:table-cell table:content-validation-name="val3" office:value-type="string" calcext:value-type="string" table:number-columns-spanned="6" table:number-rows-spanned="1">
            <text:p>Caso a falha ocorra, o equipamento não demonstrará perda de performance</text:p>
          </table:table-cell>
          <table:covered-table-cell table:number-columns-repeated="5" table:content-validation-name="val3"/>
          <table:table-cell table:formula="of:=IFERROR(VLOOKUP([.T5];['file:///home/thiago/Downloads/Planilha%20FMEA.xlsx'#$Tabelas.$C$6:.$D$16];2;0);&quot;&quot;)" office:value-type="float" office:value="3" calcext:value-type="float">
            <text:p>3</text:p>
          </table:table-cell>
          <table:table-cell table:formula="of:=IFERROR(VLOOKUP([.AF5];['file:///home/thiago/Downloads/Planilha%20FMEA.xlsx'#$Tabelas.$C$19:.$D$29];2;0);&quot;&quot;)" office:value-type="float" office:value="4" calcext:value-type="float">
            <text:p>4</text:p>
          </table:table-cell>
          <table:table-cell table:formula="of:=IFERROR(VLOOKUP([.AR5];['file:///home/thiago/Downloads/Planilha%20FMEA.xlsx'#$Tabelas.$C$32:.$D$42];2;0);&quot;&quot;)" office:value-type="float" office:value="1" calcext:value-type="float">
            <text:p>1</text:p>
          </table:table-cell>
          <table:table-cell table:formula="of:=IFERROR([.AX5]*[.AY5]*[.AZ5];&quot;&quot;)"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spanned="7" table:number-rows-spanned="1"/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</table:table-row>
        <table:table-row table:style-name="ro3">
          <table:covered-table-cell table:number-columns-repeated="6"/>
          <table:table-cell office:value-type="string" calcext:value-type="string" table:number-columns-spanned="7" table:number-rows-spanned="2">
            <text:p>Eixo</text:p>
          </table:table-cell>
          <table:covered-table-cell table:number-columns-repeated="6"/>
          <table:table-cell office:value-type="string" calcext:value-type="string" table:number-columns-spanned="6" table:number-rows-spanned="1">
            <text:p>Empeno</text:p>
          </table:table-cell>
          <table:covered-table-cell table:number-columns-repeated="5"/>
          <table:table-cell table:content-validation-name="val1" office:value-type="string" calcext:value-type="string" table:number-columns-spanned="6" table:number-rows-spanned="1">
            <text:p>A falha <text:s/>costuma ocorrer no máximo 1 vez por ano.</text:p>
          </table:table-cell>
          <table:covered-table-cell table:number-columns-repeated="5" table:content-validation-name="val1"/>
          <table:table-cell office:value-type="string" calcext:value-type="string" table:number-columns-spanned="6" table:number-rows-spanned="1">
            <text:p>Elevação Vibração</text:p>
          </table:table-cell>
          <table:covered-table-cell table:number-columns-repeated="5"/>
          <table:table-cell table:content-validation-name="val2" office:value-type="string" calcext:value-type="string" table:number-columns-spanned="6" table:number-rows-spanned="1">
            <text:p>A falha pode ser detectada pelo mecânico apenas retirando partes móveis do equipamento.</text:p>
          </table:table-cell>
          <table:covered-table-cell table:number-columns-repeated="5" table:content-validation-name="val2"/>
          <table:table-cell office:value-type="string" calcext:value-type="string" table:number-columns-spanned="6" table:number-rows-spanned="1">
            <text:p>Causa perda de performance do equipamento</text:p>
          </table:table-cell>
          <table:covered-table-cell table:number-columns-repeated="5"/>
          <table:table-cell table:content-validation-name="val3" office:value-type="string" calcext:value-type="string" table:number-columns-spanned="6" table:number-rows-spanned="1">
            <text:p>Caso a falha ocorra, pode paralisar o equipamento e o processo, mais não causará paralização na produção.</text:p>
          </table:table-cell>
          <table:covered-table-cell table:number-columns-repeated="5" table:content-validation-name="val3"/>
          <table:table-cell table:formula="of:=IFERROR(VLOOKUP([.T6];['file:///home/thiago/Downloads/Planilha%20FMEA.xlsx'#$Tabelas.$C$6:.$D$16];2;0);&quot;&quot;)" office:value-type="float" office:value="2" calcext:value-type="float">
            <text:p>2</text:p>
          </table:table-cell>
          <table:table-cell table:formula="of:=IFERROR(VLOOKUP([.AF6];['file:///home/thiago/Downloads/Planilha%20FMEA.xlsx'#$Tabelas.$C$19:.$D$29];2;0);&quot;&quot;)" office:value-type="float" office:value="6" calcext:value-type="float">
            <text:p>6</text:p>
          </table:table-cell>
          <table:table-cell table:formula="of:=IFERROR(VLOOKUP([.AR6];['file:///home/thiago/Downloads/Planilha%20FMEA.xlsx'#$Tabelas.$C$32:.$D$42];2;0);&quot;&quot;)" office:value-type="float" office:value="4" calcext:value-type="float">
            <text:p>4</text:p>
          </table:table-cell>
          <table:table-cell table:formula="of:=IFERROR([.AX6]*[.AY6]*[.AZ6];&quot;&quot;)" office:value-type="float" office:value="48" calcext:value-type="float" table:number-columns-spanned="2" table:number-rows-spanned="1">
            <text:p>48</text:p>
          </table:table-cell>
          <table:covered-table-cell/>
          <table:table-cell table:number-columns-spanned="7" table:number-rows-spanned="1"/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</table:table-row>
        <table:table-row table:style-name="ro3">
          <table:covered-table-cell table:number-columns-repeated="13"/>
          <table:table-cell office:value-type="string" calcext:value-type="string" table:number-columns-spanned="6" table:number-rows-spanned="1">
            <text:p>Desgaste</text:p>
          </table:table-cell>
          <table:covered-table-cell table:number-columns-repeated="5"/>
          <table:table-cell table:content-validation-name="val1" office:value-type="string" calcext:value-type="string" table:number-columns-spanned="6" table:number-rows-spanned="1">
            <text:p>A falha <text:s/>costuma ocorrer no máximo 1 vez por Trimestre</text:p>
          </table:table-cell>
          <table:covered-table-cell table:number-columns-repeated="5" table:content-validation-name="val1"/>
          <table:table-cell office:value-type="string" calcext:value-type="string" table:number-columns-spanned="6" table:number-rows-spanned="1">
            <text:p>Elevação Vibração</text:p>
          </table:table-cell>
          <table:covered-table-cell table:number-columns-repeated="5"/>
          <table:table-cell table:content-validation-name="val2" office:value-type="string" calcext:value-type="string" table:number-columns-spanned="6" table:number-rows-spanned="1">
            <text:p>A falha pode ser detectada pelo mecânico apenas retirando partes móveis do equipamento.</text:p>
          </table:table-cell>
          <table:covered-table-cell table:number-columns-repeated="5" table:content-validation-name="val2"/>
          <table:table-cell office:value-type="string" calcext:value-type="string" table:number-columns-spanned="6" table:number-rows-spanned="1">
            <text:p>Causa perda de performance do equipamento</text:p>
          </table:table-cell>
          <table:covered-table-cell table:number-columns-repeated="5"/>
          <table:table-cell table:content-validation-name="val3" office:value-type="string" calcext:value-type="string" table:number-columns-spanned="6" table:number-rows-spanned="1">
            <text:p>Caso a falha ocorra, o equipamento demonstrará perda de performance, <text:s/>e o processo também perderá performance.</text:p>
          </table:table-cell>
          <table:covered-table-cell table:number-columns-repeated="5" table:content-validation-name="val3"/>
          <table:table-cell table:formula="of:=IFERROR(VLOOKUP([.T7];['file:///home/thiago/Downloads/Planilha%20FMEA.xlsx'#$Tabelas.$C$6:.$D$16];2;0);&quot;&quot;)" office:value-type="float" office:value="4" calcext:value-type="float">
            <text:p>4</text:p>
          </table:table-cell>
          <table:table-cell table:formula="of:=IFERROR(VLOOKUP([.AF7];['file:///home/thiago/Downloads/Planilha%20FMEA.xlsx'#$Tabelas.$C$19:.$D$29];2;0);&quot;&quot;)" office:value-type="float" office:value="6" calcext:value-type="float">
            <text:p>6</text:p>
          </table:table-cell>
          <table:table-cell table:formula="of:=IFERROR(VLOOKUP([.AR7];['file:///home/thiago/Downloads/Planilha%20FMEA.xlsx'#$Tabelas.$C$32:.$D$42];2;0);&quot;&quot;)" office:value-type="float" office:value="3" calcext:value-type="float">
            <text:p>3</text:p>
          </table:table-cell>
          <table:table-cell table:formula="of:=IFERROR([.AX7]*[.AY7]*[.AZ7];&quot;&quot;)" office:value-type="float" office:value="72" calcext:value-type="float" table:number-columns-spanned="2" table:number-rows-spanned="1">
            <text:p>72</text:p>
          </table:table-cell>
          <table:covered-table-cell/>
          <table:table-cell table:number-columns-spanned="7" table:number-rows-spanned="1"/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</table:table-row>
        <table:table-row table:style-name="ro3">
          <table:covered-table-cell table:number-columns-repeated="6"/>
          <table:table-cell table:style-name="ce6" office:value-type="string" calcext:value-type="string" table:number-columns-spanned="7" table:number-rows-spanned="1">
            <text:p>Estator</text:p>
          </table:table-cell>
          <table:covered-table-cell table:number-columns-repeated="6" table:style-name="ce6"/>
          <table:table-cell office:value-type="string" calcext:value-type="string" table:number-columns-spanned="6" table:number-rows-spanned="1">
            <text:p>Rompimento de Bobina</text:p>
          </table:table-cell>
          <table:covered-table-cell table:number-columns-repeated="5"/>
          <table:table-cell table:content-validation-name="val1" office:value-type="string" calcext:value-type="string" table:number-columns-spanned="6" table:number-rows-spanned="1">
            <text:p>A falha <text:s/>costuma ocorrer no máximo 1 vez a cada 2 anos (Ou mais)</text:p>
          </table:table-cell>
          <table:covered-table-cell table:number-columns-repeated="5" table:content-validation-name="val1"/>
          <table:table-cell office:value-type="string" calcext:value-type="string" table:number-columns-spanned="6" table:number-rows-spanned="1">
            <text:p>Interrupção de Continuidade entre fios de contato</text:p>
          </table:table-cell>
          <table:covered-table-cell table:number-columns-repeated="5"/>
          <table:table-cell table:content-validation-name="val2" office:value-type="string" calcext:value-type="string" table:number-columns-spanned="6" table:number-rows-spanned="1">
            <text:p>A falha pode ser detectada pelo mecânico com uso de instrumento, mas não faz parte da rotina normal.</text:p>
          </table:table-cell>
          <table:covered-table-cell table:number-columns-repeated="5" table:content-validation-name="val2"/>
          <table:table-cell office:value-type="string" calcext:value-type="string" table:number-columns-spanned="6" table:number-rows-spanned="1">
            <text:p>Atraso irrecuperavel da produção</text:p>
          </table:table-cell>
          <table:covered-table-cell table:number-columns-repeated="5"/>
          <table:table-cell table:content-validation-name="val3" office:value-type="string" calcext:value-type="string" table:number-columns-spanned="6" table:number-rows-spanned="1">
            <text:p>Caso a falha ocorra, pode paralisar o equipamento, o processo e a produção como um todo, de maneira irrecuperável.</text:p>
          </table:table-cell>
          <table:covered-table-cell table:number-columns-repeated="5" table:content-validation-name="val3"/>
          <table:table-cell table:formula="of:=IFERROR(VLOOKUP([.T8];['file:///home/thiago/Downloads/Planilha%20FMEA.xlsx'#$Tabelas.$C$6:.$D$16];2;0);&quot;&quot;)" office:value-type="float" office:value="1" calcext:value-type="float">
            <text:p>1</text:p>
          </table:table-cell>
          <table:table-cell table:formula="of:=IFERROR(VLOOKUP([.AF8];['file:///home/thiago/Downloads/Planilha%20FMEA.xlsx'#$Tabelas.$C$19:.$D$29];2;0);&quot;&quot;)" office:value-type="float" office:value="5" calcext:value-type="float">
            <text:p>5</text:p>
          </table:table-cell>
          <table:table-cell table:formula="of:=IFERROR(VLOOKUP([.AR8];['file:///home/thiago/Downloads/Planilha%20FMEA.xlsx'#$Tabelas.$C$32:.$D$42];2;0);&quot;&quot;)" office:value-type="float" office:value="6" calcext:value-type="float">
            <text:p>6</text:p>
          </table:table-cell>
          <table:table-cell table:formula="of:=IFERROR([.AX8]*[.AY8]*[.AZ8];&quot;&quot;)" office:value-type="float" office:value="30" calcext:value-type="float" table:number-columns-spanned="2" table:number-rows-spanned="1">
            <text:p>30</text:p>
          </table:table-cell>
          <table:covered-table-cell/>
          <table:table-cell table:number-columns-spanned="7" table:number-rows-spanned="1"/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</table:table-row>
        <table:table-row table:style-name="ro3">
          <table:covered-table-cell table:number-columns-repeated="6"/>
          <table:table-cell office:value-type="string" calcext:value-type="string" table:number-columns-spanned="7" table:number-rows-spanned="2">
            <text:p>Ventilador</text:p>
          </table:table-cell>
          <table:covered-table-cell table:number-columns-repeated="6"/>
          <table:table-cell office:value-type="string" calcext:value-type="string" table:number-columns-spanned="6" table:number-rows-spanned="1">
            <text:p>Quebra de Pás</text:p>
          </table:table-cell>
          <table:covered-table-cell table:number-columns-repeated="5"/>
          <table:table-cell table:content-validation-name="val1" office:value-type="string" calcext:value-type="string" table:number-columns-spanned="6" table:number-rows-spanned="1">
            <text:p>A falha <text:s/>costuma ocorrer no máximo 1 vez por Semestre.</text:p>
          </table:table-cell>
          <table:covered-table-cell table:number-columns-repeated="5" table:content-validation-name="val1"/>
          <table:table-cell office:value-type="string" calcext:value-type="string" table:number-columns-spanned="6" table:number-rows-spanned="1">
            <text:p>Elevação da Temperatura</text:p>
          </table:table-cell>
          <table:covered-table-cell table:number-columns-repeated="5"/>
          <table:table-cell table:content-validation-name="val2" office:value-type="string" calcext:value-type="string" table:number-columns-spanned="6" table:number-rows-spanned="1">
            <text:p>A falha pode ser detectada pelo mecânico apenas retirando uma parte fixa do equipamento.</text:p>
          </table:table-cell>
          <table:covered-table-cell table:number-columns-repeated="5" table:content-validation-name="val2"/>
          <table:table-cell office:value-type="string" calcext:value-type="string" table:number-columns-spanned="6" table:number-rows-spanned="1">
            <text:p>Desarma o protetor termico do motor paralisando a produção por 3 horas</text:p>
          </table:table-cell>
          <table:covered-table-cell table:number-columns-repeated="5"/>
          <table:table-cell table:content-validation-name="val3" office:value-type="string" calcext:value-type="string" table:number-columns-spanned="6" table:number-rows-spanned="1">
            <text:p>Caso a falha ocorra, pode paralisar o equipamento, o processo e a produção como um todo, de maneira irrecuperável.</text:p>
          </table:table-cell>
          <table:covered-table-cell table:number-columns-repeated="5" table:content-validation-name="val3"/>
          <table:table-cell table:formula="of:=IFERROR(VLOOKUP([.T9];['file:///home/thiago/Downloads/Planilha%20FMEA.xlsx'#$Tabelas.$C$6:.$D$16];2;0);&quot;&quot;)" office:value-type="float" office:value="3" calcext:value-type="float">
            <text:p>3</text:p>
          </table:table-cell>
          <table:table-cell table:formula="of:=IFERROR(VLOOKUP([.AF9];['file:///home/thiago/Downloads/Planilha%20FMEA.xlsx'#$Tabelas.$C$19:.$D$29];2;0);&quot;&quot;)" office:value-type="float" office:value="7" calcext:value-type="float">
            <text:p>7</text:p>
          </table:table-cell>
          <table:table-cell table:formula="of:=IFERROR(VLOOKUP([.AR9];['file:///home/thiago/Downloads/Planilha%20FMEA.xlsx'#$Tabelas.$C$32:.$D$42];2;0);&quot;&quot;)" office:value-type="float" office:value="6" calcext:value-type="float">
            <text:p>6</text:p>
          </table:table-cell>
          <table:table-cell table:formula="of:=IFERROR([.AX9]*[.AY9]*[.AZ9];&quot;&quot;)" office:value-type="float" office:value="126" calcext:value-type="float" table:number-columns-spanned="2" table:number-rows-spanned="1">
            <text:p>126</text:p>
          </table:table-cell>
          <table:covered-table-cell/>
          <table:table-cell table:number-columns-spanned="7" table:number-rows-spanned="1"/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</table:table-row>
        <table:table-row table:style-name="ro3">
          <table:covered-table-cell table:number-columns-repeated="13"/>
          <table:table-cell office:value-type="string" calcext:value-type="string" table:number-columns-spanned="6" table:number-rows-spanned="1">
            <text:p>Folga</text:p>
          </table:table-cell>
          <table:covered-table-cell table:number-columns-repeated="5"/>
          <table:table-cell table:content-validation-name="val1" office:value-type="string" calcext:value-type="string" table:number-columns-spanned="6" table:number-rows-spanned="1">
            <text:p>A falha <text:s/>costuma ocorrer no máximo 1 vez por Semestre.</text:p>
          </table:table-cell>
          <table:covered-table-cell table:number-columns-repeated="5" table:content-validation-name="val1"/>
          <table:table-cell office:value-type="string" calcext:value-type="string" table:number-columns-spanned="6" table:number-rows-spanned="1">
            <text:p>Ruido</text:p>
          </table:table-cell>
          <table:covered-table-cell table:number-columns-repeated="5"/>
          <table:table-cell table:content-validation-name="val2" office:value-type="string" calcext:value-type="string" table:number-columns-spanned="6" table:number-rows-spanned="1">
            <text:p>A falha pode ser detectada pelo mecânico apenas retirando uma parte fixa do equipamento.</text:p>
          </table:table-cell>
          <table:covered-table-cell table:number-columns-repeated="5" table:content-validation-name="val2"/>
          <table:table-cell office:value-type="string" calcext:value-type="string" table:number-columns-spanned="6" table:number-rows-spanned="1">
            <text:p>Não causa Efeito imediato no processo produtivo</text:p>
          </table:table-cell>
          <table:covered-table-cell table:number-columns-repeated="5"/>
          <table:table-cell table:content-validation-name="val3" office:value-type="string" calcext:value-type="string" table:number-columns-spanned="6" table:number-rows-spanned="1">
            <text:p>Caso a falha ocorra, o equipamento não demonstrará perda de performance</text:p>
          </table:table-cell>
          <table:covered-table-cell table:number-columns-repeated="5" table:content-validation-name="val3"/>
          <table:table-cell table:formula="of:=IFERROR(VLOOKUP([.T10];['file:///home/thiago/Downloads/Planilha%20FMEA.xlsx'#$Tabelas.$C$6:.$D$16];2;0);&quot;&quot;)" office:value-type="float" office:value="3" calcext:value-type="float">
            <text:p>3</text:p>
          </table:table-cell>
          <table:table-cell table:formula="of:=IFERROR(VLOOKUP([.AF10];['file:///home/thiago/Downloads/Planilha%20FMEA.xlsx'#$Tabelas.$C$19:.$D$29];2;0);&quot;&quot;)" office:value-type="float" office:value="7" calcext:value-type="float">
            <text:p>7</text:p>
          </table:table-cell>
          <table:table-cell table:formula="of:=IFERROR(VLOOKUP([.AR10];['file:///home/thiago/Downloads/Planilha%20FMEA.xlsx'#$Tabelas.$C$32:.$D$42];2;0);&quot;&quot;)" office:value-type="float" office:value="1" calcext:value-type="float">
            <text:p>1</text:p>
          </table:table-cell>
          <table:table-cell table:formula="of:=IFERROR([.AX10]*[.AY10]*[.AZ10];&quot;&quot;)" office:value-type="float" office:value="21" calcext:value-type="float" table:number-columns-spanned="2" table:number-rows-spanned="1">
            <text:p>21</text:p>
          </table:table-cell>
          <table:covered-table-cell/>
          <table:table-cell table:number-columns-spanned="7" table:number-rows-spanned="1"/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</table:table-row>
        <table:table-row table:style-name="ro3">
          <table:covered-table-cell table:number-columns-repeated="6"/>
          <table:table-cell table:style-name="ce6" office:value-type="string" calcext:value-type="string" table:number-columns-spanned="7" table:number-rows-spanned="1">
            <text:p>Tampa Dianteira</text:p>
          </table:table-cell>
          <table:covered-table-cell table:number-columns-repeated="6" table:style-name="ce6"/>
          <table:table-cell office:value-type="string" calcext:value-type="string" table:number-columns-spanned="6" table:number-rows-spanned="1">
            <text:p>Folga na Sede</text:p>
          </table:table-cell>
          <table:covered-table-cell table:number-columns-repeated="5"/>
          <table:table-cell table:content-validation-name="val1" office:value-type="string" calcext:value-type="string" table:number-columns-spanned="6" table:number-rows-spanned="1">
            <text:p>A falha <text:s/>costuma ocorrer no máximo 1 vez por Semestre.</text:p>
          </table:table-cell>
          <table:covered-table-cell table:number-columns-repeated="5" table:content-validation-name="val1"/>
          <table:table-cell office:value-type="string" calcext:value-type="string" table:number-columns-spanned="6" table:number-rows-spanned="1">
            <text:p>Elevação Vibração</text:p>
          </table:table-cell>
          <table:covered-table-cell table:number-columns-repeated="5"/>
          <table:table-cell table:content-validation-name="val2" office:value-type="string" calcext:value-type="string" table:number-columns-spanned="6" table:number-rows-spanned="1">
            <text:p>A falha pode ser detectada pelo mecânico com uso de instrumento, mas não faz parte da rotina normal.</text:p>
          </table:table-cell>
          <table:covered-table-cell table:number-columns-repeated="5" table:content-validation-name="val2"/>
          <table:table-cell office:value-type="string" calcext:value-type="string" table:number-columns-spanned="6" table:number-rows-spanned="1">
            <text:p>Pode quebrar os rolamentos paralisando o processo produtivo por 5 horas</text:p>
          </table:table-cell>
          <table:covered-table-cell table:number-columns-repeated="5"/>
          <table:table-cell table:content-validation-name="val3" office:value-type="string" calcext:value-type="string" table:number-columns-spanned="6" table:number-rows-spanned="1">
            <text:p>Caso a falha ocorra, pode paralisar o equipamento, o processo e a produção como um todo, de maneira irrecuperável.</text:p>
          </table:table-cell>
          <table:covered-table-cell table:number-columns-repeated="5" table:content-validation-name="val3"/>
          <table:table-cell table:formula="of:=IFERROR(VLOOKUP([.T11];['file:///home/thiago/Downloads/Planilha%20FMEA.xlsx'#$Tabelas.$C$6:.$D$16];2;0);&quot;&quot;)" office:value-type="float" office:value="3" calcext:value-type="float">
            <text:p>3</text:p>
          </table:table-cell>
          <table:table-cell table:formula="of:=IFERROR(VLOOKUP([.AF11];['file:///home/thiago/Downloads/Planilha%20FMEA.xlsx'#$Tabelas.$C$19:.$D$29];2;0);&quot;&quot;)" office:value-type="float" office:value="5" calcext:value-type="float">
            <text:p>5</text:p>
          </table:table-cell>
          <table:table-cell table:formula="of:=IFERROR(VLOOKUP([.AR11];['file:///home/thiago/Downloads/Planilha%20FMEA.xlsx'#$Tabelas.$C$32:.$D$42];2;0);&quot;&quot;)" office:value-type="float" office:value="6" calcext:value-type="float">
            <text:p>6</text:p>
          </table:table-cell>
          <table:table-cell table:formula="of:=IFERROR([.AX11]*[.AY11]*[.AZ11];&quot;&quot;)" office:value-type="float" office:value="90" calcext:value-type="float" table:number-columns-spanned="2" table:number-rows-spanned="1">
            <text:p>90</text:p>
          </table:table-cell>
          <table:covered-table-cell/>
          <table:table-cell table:number-columns-spanned="7" table:number-rows-spanned="1"/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</table:table-row>
        <table:table-row table:style-name="ro3">
          <table:covered-table-cell table:number-columns-repeated="6"/>
          <table:table-cell office:value-type="string" calcext:value-type="string" table:number-columns-spanned="7" table:number-rows-spanned="2">
            <text:p>Tampa Traseira</text:p>
          </table:table-cell>
          <table:covered-table-cell table:number-columns-repeated="6"/>
          <table:table-cell office:value-type="string" calcext:value-type="string" table:number-columns-spanned="6" table:number-rows-spanned="1">
            <text:p>Obstrução</text:p>
          </table:table-cell>
          <table:covered-table-cell table:number-columns-repeated="5"/>
          <table:table-cell table:content-validation-name="val1" office:value-type="string" calcext:value-type="string" table:number-columns-spanned="6" table:number-rows-spanned="1">
            <text:p>A falha <text:s/>costuma ocorrer no máximo 1 vez por Trimestre</text:p>
          </table:table-cell>
          <table:covered-table-cell table:number-columns-repeated="5" table:content-validation-name="val1"/>
          <table:table-cell office:value-type="string" calcext:value-type="string" table:number-columns-spanned="6" table:number-rows-spanned="1">
            <text:p>Elevação da Temperatura</text:p>
          </table:table-cell>
          <table:covered-table-cell table:number-columns-repeated="5"/>
          <table:table-cell table:content-validation-name="val2" office:value-type="string" calcext:value-type="string" table:number-columns-spanned="6" table:number-rows-spanned="1">
            <text:p>A falha é facilmente detectada pelo operador pois faz parte de sua rotina conferir o equipamento com instrumento.</text:p>
          </table:table-cell>
          <table:covered-table-cell table:number-columns-repeated="5" table:content-validation-name="val2"/>
          <table:table-cell office:value-type="string" calcext:value-type="string" table:number-columns-spanned="6" table:number-rows-spanned="1">
            <text:p>Desarma o protetor termico do motor paralisando a produção por 3 horas</text:p>
          </table:table-cell>
          <table:covered-table-cell table:number-columns-repeated="5"/>
          <table:table-cell table:content-validation-name="val3" office:value-type="string" calcext:value-type="string" table:number-columns-spanned="6" table:number-rows-spanned="1">
            <text:p>Caso a falha ocorra, pode paralisar o equipamento, o processo e a produção como um todo, de maneira recuperável</text:p>
          </table:table-cell>
          <table:covered-table-cell table:number-columns-repeated="5" table:content-validation-name="val3"/>
          <table:table-cell table:formula="of:=IFERROR(VLOOKUP([.T12];['file:///home/thiago/Downloads/Planilha%20FMEA.xlsx'#$Tabelas.$C$6:.$D$16];2;0);&quot;&quot;)" office:value-type="float" office:value="4" calcext:value-type="float">
            <text:p>4</text:p>
          </table:table-cell>
          <table:table-cell table:formula="of:=IFERROR(VLOOKUP([.AF12];['file:///home/thiago/Downloads/Planilha%20FMEA.xlsx'#$Tabelas.$C$19:.$D$29];2;0);&quot;&quot;)" office:value-type="float" office:value="3" calcext:value-type="float">
            <text:p>3</text:p>
          </table:table-cell>
          <table:table-cell table:formula="of:=IFERROR(VLOOKUP([.AR12];['file:///home/thiago/Downloads/Planilha%20FMEA.xlsx'#$Tabelas.$C$32:.$D$42];2;0);&quot;&quot;)" office:value-type="float" office:value="5" calcext:value-type="float">
            <text:p>5</text:p>
          </table:table-cell>
          <table:table-cell table:formula="of:=IFERROR([.AX12]*[.AY12]*[.AZ12];&quot;&quot;)" office:value-type="float" office:value="60" calcext:value-type="float" table:number-columns-spanned="2" table:number-rows-spanned="1">
            <text:p>60</text:p>
          </table:table-cell>
          <table:covered-table-cell/>
          <table:table-cell table:number-columns-spanned="7" table:number-rows-spanned="1"/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</table:table-row>
        <table:table-row table:style-name="ro3">
          <table:covered-table-cell table:number-columns-repeated="13"/>
          <table:table-cell office:value-type="string" calcext:value-type="string" table:number-columns-spanned="6" table:number-rows-spanned="1">
            <text:p>Folga</text:p>
          </table:table-cell>
          <table:covered-table-cell table:number-columns-repeated="5"/>
          <table:table-cell table:content-validation-name="val1" office:value-type="string" calcext:value-type="string" table:number-columns-spanned="6" table:number-rows-spanned="1">
            <text:p>A falha <text:s/>costuma ocorrer no máximo 1 vez por Semestre.</text:p>
          </table:table-cell>
          <table:covered-table-cell table:number-columns-repeated="5" table:content-validation-name="val1"/>
          <table:table-cell office:value-type="string" calcext:value-type="string" table:number-columns-spanned="6" table:number-rows-spanned="1">
            <text:p>Ruido</text:p>
          </table:table-cell>
          <table:covered-table-cell table:number-columns-repeated="5"/>
          <table:table-cell table:content-validation-name="val2" office:value-type="string" calcext:value-type="string" table:number-columns-spanned="6" table:number-rows-spanned="1">
            <text:p>A falha pode ser detectada pelo mecânico com uso de instrumento, mas não faz parte da rotina normal.</text:p>
          </table:table-cell>
          <table:covered-table-cell table:number-columns-repeated="5" table:content-validation-name="val2"/>
          <table:table-cell office:value-type="string" calcext:value-type="string" table:number-columns-spanned="6" table:number-rows-spanned="1">
            <text:p>Pode causa risco a segurança dos operadores </text:p>
          </table:table-cell>
          <table:covered-table-cell table:number-columns-repeated="5"/>
          <table:table-cell table:content-validation-name="val3" office:value-type="string" calcext:value-type="string" table:number-columns-spanned="6" table:number-rows-spanned="1">
            <text:p>Caso a falha ocorra, o equipamento poderá causar danos a segurança dos operadores e/ou colaboradores.</text:p>
          </table:table-cell>
          <table:covered-table-cell table:number-columns-repeated="5" table:content-validation-name="val3"/>
          <table:table-cell table:formula="of:=IFERROR(VLOOKUP([.T13];['file:///home/thiago/Downloads/Planilha%20FMEA.xlsx'#$Tabelas.$C$6:.$D$16];2;0);&quot;&quot;)" office:value-type="float" office:value="3" calcext:value-type="float">
            <text:p>3</text:p>
          </table:table-cell>
          <table:table-cell table:formula="of:=IFERROR(VLOOKUP([.AF13];['file:///home/thiago/Downloads/Planilha%20FMEA.xlsx'#$Tabelas.$C$19:.$D$29];2;0);&quot;&quot;)" office:value-type="float" office:value="5" calcext:value-type="float">
            <text:p>5</text:p>
          </table:table-cell>
          <table:table-cell table:formula="of:=IFERROR(VLOOKUP([.AR13];['file:///home/thiago/Downloads/Planilha%20FMEA.xlsx'#$Tabelas.$C$32:.$D$42];2;0);&quot;&quot;)" office:value-type="float" office:value="9" calcext:value-type="float">
            <text:p>9</text:p>
          </table:table-cell>
          <table:table-cell table:formula="of:=IFERROR([.AX13]*[.AY13]*[.AZ13];&quot;&quot;)" office:value-type="float" office:value="135" calcext:value-type="float" table:number-columns-spanned="2" table:number-rows-spanned="1">
            <text:p>135</text:p>
          </table:table-cell>
          <table:covered-table-cell/>
          <table:table-cell table:number-columns-spanned="7" table:number-rows-spanned="1"/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3"/>
        </table:table-row>
      </table:table>
      <table:table table:name="'file:///home/thiago/Downloads/Planilha%20FMEA.xlsx'#Tabelas" table:print="false" table:style-name="ta_extref">
        <table:table-source xlink:type="simple" xlink:href="../../../../../Downloads/Planilha%20FMEA.xlsx" table:table-name="Tabelas" table:mode="copy-results-only"/>
        <table:table-column table:number-columns-repeated="4"/>
        <table:table-row table:number-rows-repeated="5">
          <table:table-cell table:number-columns-repeated="4"/>
        </table:table-row>
        <table:table-row>
          <table:table-cell table:number-columns-repeated="2"/>
          <table:table-cell table:style-name="ce1" office:value-type="string">
            <text:p>Parâmetro</text:p>
          </table:table-cell>
          <table:table-cell table:style-name="ce1" office:value-type="string">
            <text:p>Nota</text:p>
          </table:table-cell>
        </table:table-row>
        <table:table-row>
          <table:table-cell table:number-columns-repeated="2"/>
          <table:table-cell table:style-name="ce1" office:value-type="string">
            <text:p>A falha  costuma ocorrer no máximo 1 vez a cada 2 anos (Ou mais)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number-columns-repeated="2"/>
          <table:table-cell table:style-name="ce1" office:value-type="string">
            <text:p>A falha  costuma ocorrer no máximo 1 vez por ano.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A falha  costuma ocorrer no máximo 1 vez por Semestre.</text:p>
          </table:table-cell>
          <table:table-cell table:style-name="ce1" office:value-type="float" office:value="3">
            <text:p>3</text:p>
          </table:table-cell>
        </table:table-row>
        <table:table-row>
          <table:table-cell table:number-columns-repeated="2"/>
          <table:table-cell table:style-name="ce1" office:value-type="string">
            <text:p>A falha  costuma ocorrer no máximo 1 vez por Trimestre</text:p>
          </table:table-cell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string">
            <text:p>A falha  costuma ocorrer no máximo 1 vez por Bimestre</text:p>
          </table:table-cell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A falha  costuma ocorrer no máximo 1 vez por Mês</text:p>
          </table:table-cell>
          <table:table-cell table:style-name="ce1" office:value-type="float" office:value="6">
            <text:p>6</text:p>
          </table:table-cell>
        </table:table-row>
        <table:table-row>
          <table:table-cell table:number-columns-repeated="2"/>
          <table:table-cell table:style-name="ce1" office:value-type="string">
            <text:p>A falha  costuma ocorrer no máximo 1 vez a cada 2 Semanas</text:p>
          </table:table-cell>
          <table:table-cell table:style-name="ce1" office:value-type="float" office:value="7">
            <text:p>7</text:p>
          </table:table-cell>
        </table:table-row>
        <table:table-row>
          <table:table-cell table:number-columns-repeated="2"/>
          <table:table-cell table:style-name="ce1" office:value-type="string">
            <text:p>A falha  costuma ocorrer no máximo 1 vez por Semana</text:p>
          </table:table-cell>
          <table:table-cell table:style-name="ce1" office:value-type="float" office:value="8">
            <text:p>8</text:p>
          </table:table-cell>
        </table:table-row>
        <table:table-row>
          <table:table-cell table:number-columns-repeated="2"/>
          <table:table-cell table:style-name="ce1" office:value-type="string">
            <text:p>A falha  costuma ocorrer no máximo 1 vez por Dia</text:p>
          </table:table-cell>
          <table:table-cell table:style-name="ce1" office:value-type="float" office:value="9">
            <text:p>9</text:p>
          </table:table-cell>
        </table:table-row>
        <table:table-row>
          <table:table-cell table:number-columns-repeated="2"/>
          <table:table-cell table:style-name="ce1" office:value-type="string">
            <text:p>A falha  costuma ocorrer varias vezes ao dia.</text:p>
          </table:table-cell>
          <table:table-cell table:style-name="ce1" office:value-type="float" office:value="10">
            <text:p>10</text:p>
          </table:table-cell>
        </table:table-row>
        <table:table-row table:number-rows-repeated="2">
          <table:table-cell table:number-columns-repeated="4"/>
        </table:table-row>
        <table:table-row>
          <table:table-cell table:number-columns-repeated="2"/>
          <table:table-cell table:style-name="ce1" office:value-type="string">
            <text:p>Parâmetro</text:p>
          </table:table-cell>
          <table:table-cell table:style-name="ce1" office:value-type="string">
            <text:p>Nota</text:p>
          </table:table-cell>
        </table:table-row>
        <table:table-row>
          <table:table-cell table:number-columns-repeated="2"/>
          <table:table-cell table:style-name="ce1" office:value-type="string">
            <text:p>Existe monitoramento por instrumento constante no equipamento para detectar a falha.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number-columns-repeated="2"/>
          <table:table-cell table:style-name="ce1" office:value-type="string">
            <text:p>Existe monitoramento por instrumento periódico no equipamento para detectar a falha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A falha é facilmente detectada pelo operador pois faz parte de sua rotina conferir o equipamento com instrumento.</text:p>
          </table:table-cell>
          <table:table-cell table:style-name="ce1" office:value-type="float" office:value="3">
            <text:p>3</text:p>
          </table:table-cell>
        </table:table-row>
        <table:table-row>
          <table:table-cell table:number-columns-repeated="2"/>
          <table:table-cell table:style-name="ce1" office:value-type="string">
            <text:p>A falha é facilmente detectada pelo mecânico pois faz parte de sua rotina conferir o equipamento com instrumento.</text:p>
          </table:table-cell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string">
            <text:p>A falha pode ser detectada pelo mecânico com uso de instrumento, mas não faz parte da rotina normal.</text:p>
          </table:table-cell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A falha pode ser detectada pelo mecânico apenas retirando partes móveis do equipamento.</text:p>
          </table:table-cell>
          <table:table-cell table:style-name="ce1" office:value-type="float" office:value="6">
            <text:p>6</text:p>
          </table:table-cell>
        </table:table-row>
        <table:table-row>
          <table:table-cell table:number-columns-repeated="2"/>
          <table:table-cell table:style-name="ce1" office:value-type="string">
            <text:p>A falha pode ser detectada pelo mecânico apenas retirando uma parte fixa do equipamento.</text:p>
          </table:table-cell>
          <table:table-cell table:style-name="ce1" office:value-type="float" office:value="7">
            <text:p>7</text:p>
          </table:table-cell>
        </table:table-row>
        <table:table-row>
          <table:table-cell table:number-columns-repeated="2"/>
          <table:table-cell table:style-name="ce1" office:value-type="string">
            <text:p>A falha pode ser detectada pelo mecânico apenas desmontando o equipamento em loco.</text:p>
          </table:table-cell>
          <table:table-cell table:style-name="ce1" office:value-type="float" office:value="8">
            <text:p>8</text:p>
          </table:table-cell>
        </table:table-row>
        <table:table-row>
          <table:table-cell table:number-columns-repeated="2"/>
          <table:table-cell table:style-name="ce1" office:value-type="string">
            <text:p>A falha pode ser detectada pelo mecânico apenas retirando o equipamento de loco e levando para oficina.</text:p>
          </table:table-cell>
          <table:table-cell table:style-name="ce1" office:value-type="float" office:value="9">
            <text:p>9</text:p>
          </table:table-cell>
        </table:table-row>
        <table:table-row>
          <table:table-cell table:number-columns-repeated="2"/>
          <table:table-cell table:style-name="ce1" office:value-type="string">
            <text:p>Para detectar a falha, é necessário retirar o equipamento do local e enviar para laboratório ou oficina especializada.</text:p>
          </table:table-cell>
          <table:table-cell table:style-name="ce1" office:value-type="float" office:value="10">
            <text:p>10</text:p>
          </table:table-cell>
        </table:table-row>
        <table:table-row table:number-rows-repeated="2">
          <table:table-cell table:number-columns-repeated="4"/>
        </table:table-row>
        <table:table-row>
          <table:table-cell table:number-columns-repeated="2"/>
          <table:table-cell table:style-name="ce1" office:value-type="string">
            <text:p>Parâmetro</text:p>
          </table:table-cell>
          <table:table-cell table:style-name="ce1" office:value-type="string">
            <text:p>Nota</text:p>
          </table:table-cell>
        </table:table-row>
        <table:table-row>
          <table:table-cell table:number-columns-repeated="2"/>
          <table:table-cell table:style-name="ce1" office:value-type="string">
            <text:p>Caso a falha ocorra, o equipamento não demonstrará perda de performance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number-columns-repeated="2"/>
          <table:table-cell table:style-name="ce1" office:value-type="string">
            <text:p>Caso a falha ocorra, o equipamento demonstrará perda de performance, mais o processo não será afetado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Caso a falha ocorra, o equipamento demonstrará perda de performance,  e o processo também perderá performance.</text:p>
          </table:table-cell>
          <table:table-cell table:style-name="ce1" office:value-type="float" office:value="3">
            <text:p>3</text:p>
          </table:table-cell>
        </table:table-row>
        <table:table-row>
          <table:table-cell table:number-columns-repeated="2"/>
          <table:table-cell table:style-name="ce1" office:value-type="string">
            <text:p>Caso a falha ocorra, pode paralisar o equipamento e o processo, mais não causará paralização na produção.</text:p>
          </table:table-cell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string">
            <text:p>Caso a falha ocorra, pode paralisar o equipamento, o processo e a produção como um todo, de maneira recuperável</text:p>
          </table:table-cell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Caso a falha ocorra, pode paralisar o equipamento, o processo e a produção como um todo, de maneira irrecuperável.</text:p>
          </table:table-cell>
          <table:table-cell table:style-name="ce1" office:value-type="float" office:value="6">
            <text:p>6</text:p>
          </table:table-cell>
        </table:table-row>
        <table:table-row>
          <table:table-cell table:number-columns-repeated="2"/>
          <table:table-cell table:style-name="ce1" office:value-type="string">
            <text:p>Caso a falha ocorra, pode paralisar o equipamento, o processo e a produção como um todo, causando lucro cessante, recuperável com aumento de capacidade (ainda que gere custo de retrabalho e hora extra)</text:p>
          </table:table-cell>
          <table:table-cell table:style-name="ce1" office:value-type="float" office:value="7">
            <text:p>7</text:p>
          </table:table-cell>
        </table:table-row>
        <table:table-row>
          <table:table-cell table:number-columns-repeated="2"/>
          <table:table-cell table:style-name="ce1" office:value-type="string">
            <text:p>Caso a falha ocorra, pode paralisar o equipamento, o processo e a produção como um todo, causando lucro cessante irrecuperável.</text:p>
          </table:table-cell>
          <table:table-cell table:style-name="ce1" office:value-type="float" office:value="8">
            <text:p>8</text:p>
          </table:table-cell>
        </table:table-row>
        <table:table-row>
          <table:table-cell table:number-columns-repeated="2"/>
          <table:table-cell table:style-name="ce1" office:value-type="string">
            <text:p>Caso a falha ocorra, o equipamento poderá causar danos a segurança dos operadores e/ou colaboradores.</text:p>
          </table:table-cell>
          <table:table-cell table:style-name="ce1" office:value-type="float" office:value="9">
            <text:p>9</text:p>
          </table:table-cell>
        </table:table-row>
        <table:table-row>
          <table:table-cell table:number-columns-repeated="2"/>
          <table:table-cell table:style-name="ce1" office:value-type="string">
            <text:p>Caso a falha ocorra, o equipamento poderá causar danos a segurança dos operadores e/ou colaboradores, e também danos ao meio ambiente.</text:p>
          </table:table-cell>
          <table:table-cell table:style-name="ce1" office:value-type="float" office:value="10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08:03:08.630608416</meta:creation-date>
    <dc:date>2021-08-04T08:04:51.308889258</dc:date>
    <meta:editing-duration>PT1M43S</meta:editing-duration>
    <meta:editing-cycles>1</meta:editing-cycles>
    <meta:document-statistic meta:table-count="1" meta:cell-count="135" meta:object-count="0"/>
    <meta:generator>LibreOffice/6.4.7.2$Linux_X86_64 LibreOffice_project/40$Build-2</meta:generator>
  </office:meta>
</office:document-meta>
</file>